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fdd" officeooo:paragraph-rsid="001defdd"/>
    </style:style>
    <style:style style:name="P2" style:family="paragraph" style:parent-style-name="Standard">
      <style:text-properties officeooo:rsid="001defdd" officeooo:paragraph-rsid="0022a601"/>
    </style:style>
    <style:style style:name="P3" style:family="paragraph" style:parent-style-name="Standard">
      <style:text-properties officeooo:rsid="00260dfa" officeooo:paragraph-rsid="00260dfa"/>
    </style:style>
    <style:style style:name="T1" style:family="text">
      <style:text-properties officeooo:rsid="001f9576"/>
    </style:style>
    <style:style style:name="T2" style:family="text">
      <style:text-properties officeooo:rsid="0022a601"/>
    </style:style>
    <style:style style:name="T3" style:family="text">
      <style:text-properties officeooo:rsid="00280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 curious person with an interest and enthusiasm for technology and problem solving. I submitted my master’s <text:span text:style-name="T1">thesis</text:span> summer 2017 in the field of Computational Science and Engineering at the University of Oslo / Simula. In my <text:span text:style-name="T1">work</text:span> <text:span text:style-name="T3">I performed numerical simulations of micro-particles inhaled into the human respiratory system. This involved writing Python scripts and working with open-source solutions and libraries, as well as data analysis and supercomputer simulations.</text:span></text:p>
      <text:p text:style-name="P1"/>
      <text:p text:style-name="P2">My academic background involves a combination of mathematics and programming, together with insights in physics and fluid mechanics. <text:span text:style-name="T2">During my studies I have developed my professional experience through part-time and holiday positions within teaching and customer service. </text:span></text:p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34:19.548666062</meta:creation-date>
    <dc:date>2017-10-09T14:24:15.263975881</dc:date>
    <meta:editing-duration>PT28M5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09" meta:character-count="749" meta:non-whitespace-character-count="641"/>
  </office:meta>
</office:document-meta>
</file>